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1.9722in"/>
    </style:style>
    <style:style style:name="Table1.B" style:family="table-column">
      <style:table-column-properties style:column-width="1.9729in"/>
    </style:style>
    <style:style style:name="Table1.C" style:family="table-column">
      <style:table-column-properties style:column-width="1.9799in"/>
    </style:style>
    <style:style style:name="Table1.1" style:family="table-row">
      <style:table-row-properties fo:keep-together="auto"/>
    </style:style>
    <style:style style:name="Table1.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middle"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middle" fo:background-color="#b3b3b3" fo:padding-left="0.075in" fo:padding-right="0.075in" fo:padding-top="0in" fo:padding-bottom="0in" fo:border="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middle" fo:padding-left="0.075in" fo:padding-right="0.075in" fo:padding-top="0in" fo:padding-bottom="0in" fo:border="0.5pt solid #000000" style:writing-mode="lr-tb"/>
    </style:style>
    <style:style style:name="Table1.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middle" fo:padding-left="0.075in" fo:padding-right="0.075in" fo:padding-top="0in" fo:padding-bottom="0in" fo:border="0.5pt solid #000000" style:writing-mode="lr-tb"/>
    </style:style>
    <style:style style:name="Table1.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middle" fo:padding-left="0.075in" fo:padding-right="0.075in" fo:padding-top="0in" fo:padding-bottom="0in" fo:border="0.5pt solid #000000" style:writing-mode="lr-tb"/>
    </style:style>
    <style:style style:name="Table1.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middle" fo:padding-left="0.075in" fo:padding-right="0.075in" fo:padding-top="0in" fo:padding-bottom="0in" fo:border="0.5pt solid #000000" style:writing-mode="lr-tb"/>
    </style:style>
    <style:style style:name="Table1.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middle" fo:padding-left="0.075in" fo:padding-right="0.075in" fo:padding-top="0in" fo:padding-bottom="0in" fo:border="0.5pt solid #000000" style:writing-mode="lr-tb"/>
    </style:style>
    <style:style style:name="P1" style:family="paragraph" style:parent-style-name="Standard">
      <style:paragraph-properties style:snap-to-layout-grid="false"/>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paragraph-properties fo:text-align="end" style:justify-single-word="false"/>
    </style:style>
    <style:style style:name="P5" style:family="paragraph" style:parent-style-name="Standard">
      <style:paragraph-properties fo:margin-left="0.5in" fo:margin-right="0in" fo:text-align="justify" style:justify-single-word="false" fo:text-indent="0in" style:auto-text-indent="false"/>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Heading_20_1" style:master-page-name="Standard">
      <style:paragraph-properties style:page-number="auto"/>
    </style:style>
    <style:style style:name="P8" style:family="paragraph" style:parent-style-name="Heading_20_2">
      <style:paragraph-properties>
        <style:tab-stops>
          <style:tab-stop style:position="2.6583in"/>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ядерно-нуклонная смесь<text:line-break/>или чем отличается <text:span text:style-name="T1">XP</text:span> от 9х</text:h>
      <text:p text:style-name="Standard">крис каперски ака мыщъх, <text:span text:style-name="T1">no</text:span>-<text:span text:style-name="T1">email</text:span></text:p>
      <text:p text:style-name="Standard"/>
      <text:p text:style-name="P5"><text:span text:style-name="T2">Windows </text:span><text:span text:style-name="T3">98</text:span><text:span text:style-name="T2"> </text:span><text:span text:style-name="T3">– самая удачная операционная система, из всех, когда-либо созданных </text:span><text:span text:style-name="T2">Microsoft</text:span><text:span text:style-name="T3">. настолько удачная, что даже затруднившая продвижение </text:span><text:span text:style-name="T2">Windows </text:span><text:span text:style-name="T3">2000 и </text:span><text:span text:style-name="T2">Windows XP</text:span><text:span text:style-name="T3">. увы, ее поддержка прекращена и переход на </text:span><text:span text:style-name="T2">Windows XP</text:span><text:span text:style-name="T3">/2003 неизбежен, даже если мы этого не хотим. говорят, в последние мгновения перед смертью человек вспоминает всю свое прошлое – свои добрые и плохие дела. но операционная система не наделена созданием и она может жить только в наших сердцах. вот и давайте сравним ее ядро с ядром </text:span><text:span text:style-name="T2">Windows</text:span><text:span text:style-name="T3"> </text:span><text:span text:style-name="T2">NT</text:span><text:span text:style-name="T3">, чтобы знать что мы теряем, а что получаем взамен.</text:span></text:p>
      <text:h text:style-name="Heading_20_2" text:outline-level="2">введение</text:h>
      <text:p text:style-name="P6">Пока поклонники <text:span text:style-name="T1">Windows </text:span>98 размышляют – стоит ли им переходить на <text:span text:style-name="T1">XP</text:span> или продолжать игнорировать ее существование и впредь, девелоперы во всю штампуют оболочки, разукрашивающие интерфейс <text:span text:style-name="T1">Window </text:span>98 на любой манер (и, кстати говоря, зачастую намного более симпатичный, чем <text:span text:style-name="T1">XP</text:span>). Рассуждая о достоинствах и недостатках различных операционных систем, большинство публикаций напирает на пользовательский интерфейс, комплектность штатной поставки и другие непринципиальные характеристики, легко устранимые установкой дополнительного программного обеспечения. Вот только один пример: <text:span text:style-name="T1">Windows XP</text:span> штатно поддерживает <text:span text:style-name="T1">NTFS</text:span>, <text:span text:style-name="T1">Windows </text:span>98<text:span text:style-name="T1"> </text:span>– нет. Однако, это еще не обозначает, что работа с <text:span text:style-name="T1">NTFS</text:span> под <text:span text:style-name="T1">Windows </text:span>98 невозможна в принципе. Отнюдь! Существуют реализации <text:span text:style-name="T1">NTFS</text:span> и под <text:span text:style-name="T1">Windows </text:span>98, взять хотя бы известный драйвер Марка Руссиновича.</text:p>
      <text:p text:style-name="P6">Наибольший интерес вызывают именно ядра систем, поскольку заложенные в них свойства не перекрываются прикладным уровнем и во многом определяют характер всей операционки в целом. Насколько мне известно, такого сравнения еще никем не проводилось.</text:p>
      <text:p text:style-name="P6">Во избежание неурядицы, договоримся поднимать под <text:span text:style-name="T1">Windows NT</text:span> всю линейку <text:span text:style-name="T1">NT</text:span>-подобных систем, а именинно – саму <text:span text:style-name="T1">Windows NT</text:span>, <text:span text:style-name="T1">Windows</text:span> 2000, <text:span text:style-name="T1">Windows XP</text:span> и <text:span text:style-name="T1">Windows </text:span>2003. Соответственно, под <text:span text:style-name="T1">Windows </text:span>9<text:span text:style-name="T1">x</text:span> понимается <text:span text:style-name="T1">Windows </text:span>95, <text:span text:style-name="T1">Windows </text:span>98, <text:span text:style-name="T1">Windows</text:span> <text:span text:style-name="T1">Me</text:span>.</text:p>
      <text:h text:style-name="Heading_20_2" text:outline-level="2">переносимость или смердящая мертвечина живых</text:h>
      <text:p text:style-name="P6">Операционная система <text:span text:style-name="T1">Windows NT</text:span> проектировалась с размахом и оптимистичной верой в светлое будущее. Тогда – в конце восьмидесятых – будущие виделось за жесткой конкуренцией. Считалось, что процессоров с каждым кодом будет становиться все больше и больше, поэтому, главным критерием выбора операционной системы станет ее переносимость. Феноменальная популярность <text:span text:style-name="T1">UNIX</text:span> объяснялась отнюдь не программистскими качествами (с технической точки зрения архитектура системы была весьма убога и новизной идей совсем не блистала, да не запинают меня ее поклонники – но это истерический факт!), а количеством поддерживаемых платформ. <text:span text:style-name="T1">UNIX</text:span> работала практически везде – от контроллеров лифта до космических кораблей. Программа, написанная для одной платформы, простой перекомпиляцией переносилось на десяток-другой остальных (на самом деле, конечно, требовалось нечто большее, чем простая перекомпиляция, но это уже не суть важно).</text:p>
      <text:p text:style-name="P6">Расплатой за переносимость становится падение производительности (под час очень существенное). <text:span text:style-name="T1">Windows</text:span> <text:span text:style-name="T1">NT</text:span> практически целиком написана на языке Си. Ассемблерные строки обнаруживаются лишь в тонком слое абстрагирования от оборудования, содержащего первичные драйвера и аппаратно-зависимые функции. Благодаря этому обстоятельству, <text:span text:style-name="T1">Windows NT</text:span> была портирована на <text:span text:style-name="T1">DEC Alpha</text:span> и несколько других платформ, но долгое время оставалась игнорировалась программисткой общественностью, поскольку адекватных вычислительных мощностей в то время просто не существовало и <text:span text:style-name="T1">Windows NT</text:span> ассоциировалась по меньшей мере с Кадиллаком или Шевролле. В настоящий момент, <text:span text:style-name="T1">Windows NT</text:span> реально работает только на одной платформе – <text:span text:style-name="T1">IBM PC</text:span>, а остальные вымерли за ненадобностью.</text:p>
      <text:p text:style-name="P6"><text:span text:style-name="T1">Windows </text:span>9<text:span text:style-name="T1">x</text:span>, ориентированная на хлипкие домашние компьютеры, никогда не стремилась к переносимости и оптимизировалась под одну конкретную платформу – <text:span text:style-name="T1">IBM PC</text:span>. Большое количество ассемблерного кода обеспечивает ей нависшую скорость выполнения. Без всякой иронии – <text:span text:style-name="T1">Windows </text:span>9<text:span text:style-name="T1">x</text:span> выполняется так быстро, как это только возможно, что особенно хорошо заметно на медленных машинах. С другой стороны, <text:span text:style-name="T1">Windows NT</text:span> содержит ряд прогрессивных алгоритмов по управлению системными ресурсами и на быстрых машинах с достаточным количеством оперативной памяти (от 128<text:span text:style-name="T1"> </text:span>Мбайт и выше) она существенно обгоняет <text:span text:style-name="T1">Windows </text:span>9<text:span text:style-name="T1">x</text:span>.</text:p>
      <text:h text:style-name="Heading_20_2" text:outline-level="2">16, 32, 64 и 128 – или минусы широкой разрядности</text:h>
      <text:p text:style-name="P6">Агрессивная рекламная компания, проводимая фирмой <text:span text:style-name="T1">Microsoft</text:span> выдает разрядность кода если не за великое программистское достижение, то за главное достоинство своих операционных систем. Судите сами. Сначала нам долго и упорно втирали, что <text:span text:style-name="T1">Windows </text:span>9<text:span text:style-name="T1">x</text:span> самая, что ни на есть полностью 32-разрядная операционная система. Затем выяснилось, что "в военное время значение синуса угла может достигать четырех" и <text:span text:style-name="T1">Windows NT</text:span> еще намного более 32-разрядна, чем <text:span text:style-name="T1">Windows </text:span>9<text:span text:style-name="T1">x</text:span>.</text:p>
      <text:p text:style-name="P6">Действительно, <text:span text:style-name="T1">Windows </text:span>9<text:span text:style-name="T1">x</text:span> содержит большое количество 16-разрядного кода, оставленного в системе по чисто техническим соображением и пошедшего только на благо. Единственным <text:span text:style-name="T1">x</text:span>86 процессором, тормозящем на выполнении 16-разрядного кода, был и остается <text:span text:style-name="T1">Pentium PRO</text:span>, некогда пользующийся большой популярностью у производителей серверов и высокопроизводительных (по тем временам!) рабочих станций. Современные процессоры (и <text:span text:style-name="T1">Pentium</text:span>-4 в частности) выполняют 16- и 32-разрядный код практически с одинаковой скоростью, причем, 16-разрядный код в силу своей компактности зачастую выполняется даже быстрее! К тому же, он занимает меньше места на диске и в памяти. Другое дело, что 32-разрядный код существенно упрощает программирование, но поскольку 16-разряные фрагменты кода глубоко зарыты в <text:span text:style-name="T1">Windows </text:span>9<text:span text:style-name="T1">x</text:span>, никакой разницы между <text:span text:style-name="T1">Windows</text:span> <text:span text:style-name="T1">NT</text:span> и <text:span text:style-name="T1">Windows </text:span>9<text:span text:style-name="T1">x</text:span> с потребительской точки зрения нет (причем, к потребителям мы относим не только пользователей, но и прикладных/системных программистов).</text:p>
      <text:p text:style-name="P6">Но прогресс не стоит на месте и разрядность кода непрерывно увеличивается. Сейчас активно разрабатываются <text:span text:style-name="T1">x</text:span>86-совместимые процессоры, поддерживающие 64- и 128-разрядные режимы. 16- и 32-разрядный режимы сохранятся только в виде эмуляции и будут жутко тормозить. Естественно, сам по себе 64-разрядный режим не увеличивает скорости обработки данных и по большому счету это просто хитрый маркетинговый трюк. Но нам-то, конечным пользователям, от этого не легче! <text:span text:style-name="T1">Windows </text:span>9<text:span text:style-name="T1">x</text:span> будет крайне неэффективна на таких машинах, а ее перенос потребует чудовищных трудозатрат, в которых никакого смысла нет. Перенести <text:span text:style-name="T1">Windows NT</text:span> гораздо проще и ведь <text:span text:style-name="T1">Microsoft</text:span> действительно ее переносит (ну или во всяком случае пытается это сделать). Сразу же возникает вопрос – какой процент 32-разрядного кода сохранится в 64/128-разрядных версиях <text:span text:style-name="T1">Windows NT</text:span>?</text:p>
      <text:h text:style-name="Heading_20_2" text:outline-level="2">полнота поддержки <text:span text:style-name="T1">win</text:span>32 <text:span text:style-name="T1">API</text:span> или свой среди чужих</text:h>
      <text:p text:style-name="P6">Программный интерфейс <text:span text:style-name="T1">Windows </text:span>3.1 был невероятно убог и взаимно противоречив, поэтому группе разработчиков <text:span text:style-name="T1">Windows </text:span>9<text:span text:style-name="T1">x</text:span> было поручено разработать принципиально новый <text:span text:style-name="T1">API</text:span>, учитывающий горький опыт предыдущего и призванный ликвидировать его слабые места. От разработчиков <text:span text:style-name="T1">Windows NT</text:span> требовалось обеспечить обратную совместимость с <text:span text:style-name="T1">win</text:span>32<text:span text:style-name="T1"> API</text:span> (именно такое название получил новый интерфейс), на уровне одной из подсистем времени выполнения. Поначалу это никого особенно не взволновало, поскольку <text:span text:style-name="T1">Windows NT</text:span> ориентировалась преимущественно на <text:span text:style-name="T1">OS</text:span>/2 приложения и <text:span text:style-name="T1">win</text:span>32 долгое время оставался побочным проектом. Однако, со смертью <text:span text:style-name="T1">OS</text:span>/2 и феерическим взлетом <text:span text:style-name="T1">Windows </text:span>3.1 все изменилось и задача совместимости с <text:span text:style-name="T1">Windows </text:span>9<text:span text:style-name="T1">x</text:span> (а в ее успехе уже никто не сомневался) вышла на передний план.</text:p>
      <text:p text:style-name="P6">Дико матерясь и вспоминая всех святых, проклиная Била Гейтса и апеллируя к своему собственному авторитету (который был побольше, чем у проектировщиков <text:span text:style-name="T1">win</text:span>32<text:span text:style-name="T1"> API</text:span>), команда разработчиков <text:span text:style-name="T1">Windows NT</text:span> существенно переработала программный интерфейс, добавив к нему множество функций которых не было и не могло быть в рамках <text:span text:style-name="T1">Windows </text:span>9<text:span text:style-name="T1">x</text:span>. Какое-то время разработчики последней пытались найти компромисс, но потом поняли, что это бесполезно и, махнув рукой, установили на место тех функций, которые они не смогли реализовать своеобразные "заглушки", всегда возвращающие ошибку выполнения. То есть, формально функция есть, но толку от нее даже меньше, чем от нарисованного очага (помините Буратино?). Но это еще что! Некоторые функции в <text:span text:style-name="T1">Windows </text:span>9<text:span text:style-name="T1">x</text:span> ведут себя иначе, чем в <text:span text:style-name="T1">Windows NT</text:span>. Например, в <text:span text:style-name="T1">Windows NT</text:span> функция <text:span text:style-name="T1">CreateFile</text:span> может открывать не только файл, но и устройство (скажем, физический диск), что делает ее сильно похожей на <text:span text:style-name="T1">UNIX</text:span>. К сожалению, <text:span text:style-name="T1">Windows </text:span>9<text:span text:style-name="T1">x</text:span> таких шуток не понимает и подобные программы на ней неработоспособны. Но программисты не могут позволить себе роскошь создавать программы, работающие только на <text:span text:style-name="T1">Windows NT</text:span>, и потому все преимущества последней до сих пор остаются невостребованными!</text:p>
      <text:p text:style-name="P6">Массовый переход на <text:span text:style-name="T1">Windows XP</text:span> должен разрешить эту ситуацию и когда, наконец, <text:span text:style-name="T1">Windows </text:span>9<text:span text:style-name="T1">x</text:span>, умрет, программисты всего мира вздохнут с большим облегчением. Я не имею ничего против <text:span text:style-name="T1">Windows </text:span>9<text:span text:style-name="T1">x</text:span>, но подгонять свои продукты под две линейки принципиально различных операционных систем никому не в кайф.</text:p>
      <text:p text:style-name="P6">Въедливые читатели могут спросить – а причет тут ядро? Ведь <text:span text:style-name="T1">API</text:span> это же прикладной интерфейс! Ага, щас разбежались! Это всего лишь обертка вокруг функций ядра. Именно ядро заправляет памятью, процессами, файлами и потоками. Именно ядро ограничивает возможности прикладного интерфейса. И эти ограничения без передели ядра никак не исправить.</text:p>
      <text:h text:style-name="Heading_20_2" text:outline-level="2">многопроцессорность или на хрена козе баян</text:h>
      <text:p text:style-name="P6">Во времена создания <text:span text:style-name="T1">Windows </text:span>9<text:span text:style-name="T1">x</text:span> никто и подумать не мог, что многопроцессорные компьютеры придут на рабочий стол и потому сколько бы процессоров ни было бы установлено, <text:span text:style-name="T1">Windows </text:span>9<text:span text:style-name="T1">x</text:span> всегда задействует лишь один из них. Ну не поддерживает она многопроцессорности, хоть ты тресни!</text:p>
      <text:p text:style-name="P6">А вот в <text:span text:style-name="T1">Windows NT</text:span> поддержка многопроцессорности была заложена изначально. Разделение процессорных ресурсов происходит на уровне потоков. Серверные приложения, обрабатывающие каждое сетевое подключение в отдельном потоке, линейно увеличивают производительность системы в зависимости от количества процессоров (ну почти линейно, – необходимо учесть накладные расходы на межпроцессорные взаимодействия). Офисные же и, тем более, игровые компьютеры практически не имеют приложений, реально нуждающихся в многопроцессорности. К тому же, <text:span text:style-name="T1">Pentium</text:span>-4 полноценным "многопроцессором" очевидно не является с <text:span text:style-name="T1">Hyper</text:span>-<text:span text:style-name="T1">Threading</text:span> и обеспечивает мизерный прирост производительности.</text:p>
      <text:p text:style-name="P6">Поэтому, переходить на <text:span text:style-name="T1">Windows NT</text:span> только ради одной многопроцессорности, могут лишь оболваненные рекламой чудаки, забывшие о том, что бесплатный сыр бывает только в мышеловке!</text:p>
      <text:h text:style-name="Heading_20_2" text:outline-level="2"><text:soft-page-break/>поддержка оборудования или сапер, ошибшийся дважды</text:h>
      <text:p text:style-name="P6">Ядро <text:span text:style-name="T1">Windows </text:span>9<text:span text:style-name="T1">x</text:span> непосредственно не решает вопросов, связанных с поддержкой оборудования, и перекладывает эту задачу на устанавливаемые драйвера. Напротив, в <text:span text:style-name="T1">Windows XP</text:span> первичные драйвера встроены в само ядро, автоматически или вручную выбираемое на стадии инсталляции операционной системы. Причем, каждое ядро использует свой формат дерева устройств, поэтому о полной совместимости можно только мечтать.</text:p>
      <text:p text:style-name="P6">Аппаратная конфигурация <text:span text:style-name="T1">Windows </text:span>9<text:span text:style-name="T1">x</text:span> может быть изменена в любой момент. В худшем случае это потребует перезагрузки (иногда нескольких перезагрузок), но не более того. <text:span text:style-name="T1">Windows XP</text:span> в подобных случаях зачастую приходится переустанавливать целиком. И этот вовсе не дефект кривых рук, как некоторые "специалисты" авторитетно говорят. Это дефект в мозгах проектировщиков системы!</text:p>
      <text:p text:style-name="P6">Частная смена оборудования на владельцев <text:span text:style-name="T1">Windows</text:span> <text:span text:style-name="T1">NT</text:span> действует угнетающе (кому понравится переустанавливать операционную систему по несколько раз на день?) и потому многие из них предпочитают <text:span text:style-name="T1">Windows </text:span>9<text:span text:style-name="T1">x</text:span>. К сожалению, ее поддержка уже давно прекращена и далеко не все современное оборудование имеет драйвера, предназначенные для <text:span text:style-name="T1">Windows </text:span>9<text:span text:style-name="T1">x</text:span>. С течением времени ситуация будет только ухудшаться. Причем, никакой надежны, что в последующем <text:span text:style-name="T1">Windows NT</text:span> образумится, переняв лучшие черты своей родственницы, у нас нет. в <text:span text:style-name="T1">Windows NT </text:span>4.0 <text:span text:style-name="T1">Plug </text:span>&amp;<text:span text:style-name="T1"> Play</text:span> менеджер представляет собой обыкновенный драйвер, но начиная с <text:span text:style-name="T1">Windows </text:span>2000 он встроен в ядро и мы вынуждены его использовать независимо от того хотим это или нет. Можно привести и другие примеры, но и без этого ясно, что ядро <text:span text:style-name="T1">Windows NT</text:span> постепенно превращается в свалку, куда разработчики валят всякую хрень. Система деградирует прямо на глазах, разваливалась под собственной тяжестью…</text:p>
      <text:h text:style-name="Heading_20_2" text:outline-level="2">планировка потоков извне и изнутри</text:h>
      <text:p text:style-name="P6">Каждый процесс имеет по меньшей мере один поток, а каждое приложение создает по меньшей мере один процесс. В многозадачных системах потоки вынуждены бороться за процессорное время. Ситуация, когда один поток отнимает его у другого называется вытеснением. Операционная система выполняет роль главного распорядителя, координирующего выдачу порций процессорного времени (они называются квантами) тем потокам, которые больше всего в нем нуждаются. Иначе это называется планированием. В его задачу входит выбор наиболее оптимальной стратегии планирования, обеспечивающей наивысшую производительность операционной системы.</text:p>
      <text:p text:style-name="P6">Пока количество потоков невелико, планировщику достаточно согнать их в одну очередь, обрабатываемую в "капиталистическом" порядке (в первую очередь обрабатываются наиболее богатые, тьфу, приоритетные потоки<text:span text:style-name="Footnote_20_Symbol"><text:note text:id="ftn1" text:note-class="footnote"><text:note-citation>1</text:note-citation><text:note-body><text:p text:style-name="Footnote"><text:s/>Это прямая противоположность "социалистической" очереди, где все очередники имеют равные права.</text:p></text:note-body></text:note></text:span>). Как следствие – если правительство не предпринимает никаких координирующих мер – с течением времени богатые все больше богатеют, отнимая ресурсы у остальных, а низко приоритетные потоки могут и вовсе не получить управление.</text:p>
      <text:p text:style-name="P6">Планировщик <text:span text:style-name="T1">Windows </text:span>9<text:span text:style-name="T1">x</text:span> использует довольно простые алгоритмы распределения процессорного времени, оправдывающие себя только при небольшой численности потоков с идентичным приоритетом. Собственно говоря, редкий офисный пользователь работает более чем с двумя-тремя приложениям одновременно, поэтому на производительность системы качество планирования практически никак не влияет. В реальной жизни, разрыв между <text:span text:style-name="T1">Windows </text:span>9<text:span text:style-name="T1">x</text:span> и <text:span text:style-name="T1">Windows NT</text:span> удается заметить только на серверных приложениях.</text:p>
      <text:h text:style-name="P8" text:outline-level="2">защищенность и добровольный заключенный</text:h>
      <text:p text:style-name="P6">Главное преимущество <text:span text:style-name="T1">Windows NT</text:span> над <text:span text:style-name="T1">Windows </text:span>9<text:span text:style-name="T1">x</text:span> это, бесспорно ее защищенность. Система полностью контролирует доступ ко всем системный ресурсам, что при правильной политике администрирования существенно уменьшает вероятность утечки конфиденциальных данных или их разрушения. Однако, большинству домашних и офисных пользователей просто нечего и не от кого защищать. Да и о какой защите может идти речь, если больше половины установивших <text:span text:style-name="T1">Windows NT</text:span> постоянно входят в систему под Администратором?!</text:p>
      <text:p text:style-name="P6">С обывательской точки зрения, <text:span text:style-name="T1">Windows </text:span>9<text:span text:style-name="T1">x</text:span> намного более дружелюбна, и демократична, чем <text:span text:style-name="T1">Windows NT</text:span>, которая блокирует прямой доступ к оборудованию, нарушая работоспособность многих <text:span text:style-name="T1">MS</text:span>-<text:span text:style-name="T1">DOS</text:span> программ (да и не только их). К огромной радости геймеров в <text:span text:style-name="T1">Windows XP</text:span> появился эмулятор бластера, вернувший к жизни многие старые игрушки (и <text:span text:style-name="T1">DOOM </text:span>2 в том числе). Тем не менее, до лучшей игровой платформой на сегодняшний день остается именно <text:span text:style-name="T1">Windows </text:span>98, поскольку все игры в первую очередь тестируются именно под нее, и никакой гарантии, что игрушка нормально заработает на <text:span text:style-name="T1">Windows XP</text:span> у вас нет, даже если ее создатели претендуют на совместимость.</text:p>
      <text:p text:style-name="P6">К тому же следует помнить, что все защиты создаются в первую очередь для честных людей. Увидит такой на двери амбарный замок, подергает-подергает и отойдет. Надолго задержать талантливого взломщика (или бездарного взломщика с огромным ломом) ни один замок не сможет! Право же, не стоит лишать себя всех радостей жизни, устанавливая унылые решетки на окнах и натягивая поверх забора колючую проволоку.</text:p>
      <text:h text:style-name="Heading_20_2" text:outline-level="2">&gt;&gt;&gt;&gt; врезка сравнительная характеристика ядер <text:span text:style-name="T1">Windows </text:span>9<text:span text:style-name="T1">x</text:span> и <text:span text:style-name="T1">Windows NT</text:span></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
          </table:table-cell>
          <table:table-cell table:style-name="Table1.B1" office:value-type="string">
            <text:p text:style-name="P3">Windows 9x</text:p>
          </table:table-cell>
          <table:table-cell table:style-name="Table1.C1" office:value-type="string">
            <text:p text:style-name="P3">Windows NT</text:p>
          </table:table-cell>
        </table:table-row>
        <table:table-row table:style-name="Table1.1">
          <table:table-cell table:style-name="Table1.A2" office:value-type="string">
            <text:p text:style-name="P4">переносимость</text:p>
          </table:table-cell>
          <table:table-cell table:style-name="Table1.B2" office:value-type="string">
            <text:p text:style-name="P2">не переносима</text:p>
          </table:table-cell>
          <table:table-cell table:style-name="Table1.C2" office:value-type="string">
            <text:p text:style-name="P2">переносима</text:p>
          </table:table-cell>
        </table:table-row>
        <table:table-row table:style-name="Table1.1">
          <table:table-cell table:style-name="Table1.A3" office:value-type="string">
            <text:p text:style-name="P4">разрядность </text:p>
          </table:table-cell>
          <table:table-cell table:style-name="Table1.B3" office:value-type="string">
            <text:p text:style-name="P2">16 и 32 разрядный код</text:p>
          </table:table-cell>
          <table:table-cell table:style-name="Table1.C3" office:value-type="string">
            <text:p text:style-name="P2">32 разрядный код, в перспективе 64- и 128-разрядный</text:p>
          </table:table-cell>
        </table:table-row>
        <table:table-row table:style-name="Table1.1">
          <table:table-cell table:style-name="Table1.A4" office:value-type="string">
            <text:p text:style-name="P4">полнота поддержки <text:span text:style-name="T1">win</text:span>32</text:p>
          </table:table-cell>
          <table:table-cell table:style-name="Table1.B4" office:value-type="string">
            <text:p text:style-name="P2">поддерживается частично</text:p>
          </table:table-cell>
          <table:table-cell table:style-name="Table1.C4" office:value-type="string">
            <text:p text:style-name="P2">поддерживается полностью</text:p>
          </table:table-cell>
        </table:table-row>
        <table:table-row table:style-name="Table1.1">
          <table:table-cell table:style-name="Table1.A5" office:value-type="string">
            <text:p text:style-name="P4">поддержка многопроцессорности</text:p>
          </table:table-cell>
          <table:table-cell table:style-name="Table1.B5" office:value-type="string">
            <text:p text:style-name="P2">не поддерживается</text:p>
          </table:table-cell>
          <table:table-cell table:style-name="Table1.C5" office:value-type="string">
            <text:p text:style-name="P2">поддерживается</text:p>
          </table:table-cell>
        </table:table-row>
        <table:table-row table:style-name="Table1.1">
          <table:table-cell table:style-name="Table1.A6" office:value-type="string">
            <text:p text:style-name="P4">качество планирования</text:p>
          </table:table-cell>
          <table:table-cell table:style-name="Table1.B6" office:value-type="string">
            <text:p text:style-name="P2">на уровне слабого подобия левой руки</text:p>
          </table:table-cell>
          <table:table-cell table:style-name="Table1.C6" office:value-type="string">
            <text:p text:style-name="P2">между женщиной и правой рукой</text:p>
          </table:table-cell>
        </table:table-row>
        <table:table-row table:style-name="Table1.1">
          <table:table-cell table:style-name="Table1.A7" office:value-type="string">
            <text:p text:style-name="P4">поддержка оборудования</text:p>
          </table:table-cell>
          <table:table-cell table:style-name="Table1.B7" office:value-type="string">
            <text:p text:style-name="P2">поддерживает любое оборудование, для которого только есть драйвера</text:p>
          </table:table-cell>
          <table:table-cell table:style-name="Table1.C7" office:value-type="string">
            <text:p text:style-name="P2">часть драйверов встроена в ядро и требует переустановки системы для своей замены</text:p>
          </table:table-cell>
        </table:table-row>
        <table:table-row table:style-name="Table1.1">
          <table:table-cell table:style-name="Table1.A8" office:value-type="string">
            <text:p text:style-name="P4">защищенность</text:p>
          </table:table-cell>
          <table:table-cell table:style-name="Table1.B8" office:value-type="string">
            <text:p text:style-name="P2">отсутствует</text:p>
          </table:table-cell>
          <table:table-cell table:style-name="Table1.C8" office:value-type="string">
            <text:p text:style-name="P2">надежная защита от непредумышленного взлома</text:p>
          </table:table-cell>
        </table:table-row>
      </table:table>
      <text:h text:style-name="Heading_20_2" text:outline-level="2">заключение</text:h>
      <text:p text:style-name="P6">У каждого человека свои критерии и предпочтения. Кому-то нравится <text:span text:style-name="T1">Windows </text:span>98, а кто-то тащиться от <text:span text:style-name="T1">Windows XP</text:span>. Но при всем уважении к обоим системам (особенно к <text:span text:style-name="T1">XP</text:span>, от одного упоминания которой меня сразу в сортир тянет), нельзя не признать, что явных лидеров в этом сравнении нет, и не может быть. Если <text:span text:style-name="T1">Windows XP </text:span>– это Мерседес (Кадиллак, Шеволле), то <text:span text:style-name="T1">Windows </text:span>98<text:span text:style-name="T1"> </text:span>– Джип или Лендровер.</text:p>
      <text:p text:style-name="P6"><text:span text:style-name="T1">Microsoft</text:span> пытается создать из <text:span text:style-name="T1">Windows NT</text:span> универсальную систему, которая бы удовлетворяла всех, что невозможно по определению! Неоднократно высказывалось мнение, что эта фатальная ошибка и она приведет компанию к гибели, особенно после серии дыр, обнаруженных в последних операционных системах. Но не будет злорадствовать, ведь падение <text:span text:style-name="T1">Microsoft</text:span> (если таковое и произойдет) ударит по всей компьютерной индустрии повергнув ее во мрак и хаос. Кстати, вы смотрители фильм <text:span text:style-name="T1">Devil</text:span>'<text:span text:style-name="T1">s</text:span> <text:span text:style-name="T1">Advocate</text:span>? Если нет, по посмотрите, рекомендую. Он как раз по тем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9-21T04:26:00</dc:date>
    <meta:editing-cycles>238</meta:editing-cycles>
    <meta:editing-duration>PT7H36M</meta:editing-duration>
    <meta:document-statistic meta:table-count="1" meta:image-count="0" meta:object-count="0" meta:page-count="2" meta:paragraph-count="64" meta:word-count="2312" meta:character-count="16966" meta:non-whitespace-character-count="14696"/>
    <meta:generator>LibreOffice/5.2.3.3$Linux_X86_64 LibreOffice_project/20m0$Build-3</meta:generator>
  </office:meta>
</office:document-meta>
</file>